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omicObjec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omicObjectIterator.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omicObjectIterator.AtomicObjectIterator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omicObjectIterator.hasN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